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P3" style:family="paragraph" style:parent-style-name="Standard">
      <style:text-properties officeooo:rsid="001a3264" officeooo:paragraph-rsid="001a3264"/>
    </style:style>
    <style:style style:name="P4" style:family="paragraph" style:parent-style-name="Standard" style:master-page-name="Standard">
      <style:paragraph-properties fo:text-align="start" style:justify-single-word="false" style:page-number="1" fo:break-before="page"/>
      <style:text-properties fo:font-weight="bold" officeooo:rsid="001a3264" officeooo:paragraph-rsid="001b9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3264" officeooo:paragraph-rsid="001b966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3264" officeooo:paragraph-rsid="001a326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66pt" fo:font-weight="bold" officeooo:rsid="001a3264" officeooo:paragraph-rsid="001a3264" style:font-size-asian="66pt" style:font-weight-asian="bold" style:font-size-complex="66pt" style:font-weight-complex="bold"/>
    </style:style>
    <style:style style:name="P10" style:family="paragraph" style:parent-style-name="Standard" style:master-page-name="First_20_Page">
      <style:paragraph-properties style:page-number="auto"/>
      <style:text-properties fo:font-size="16pt" fo:font-weight="bold" officeooo:rsid="001a3264" officeooo:paragraph-rsid="001a326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4pt" fo:font-weight="bold" officeooo:rsid="001a3264" officeooo:paragraph-rsid="001a326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b9665" officeooo:paragraph-rsid="001b966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a3264" officeooo:paragraph-rsid="001a3264" style:font-weight-asian="normal" style:font-weight-complex="normal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3264" style:font-size-asian="10.5pt" style:font-size-complex="12pt"/>
    </style:style>
    <style:style style:name="T3" style:family="text">
      <style:text-properties officeooo:rsid="001b9665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5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OSE MARÍA FERNÁNDEZ MOLINA</text:p>
      <text:p text:style-name="P11">ACCESO A DATOS</text:p>
      <text:p text:style-name="P11">2º D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PRÁCTICA <text:span text:style-name="T3">2</text:span></text:p>
      <text:p text:style-name="P4"><text:span text:style-name="T1">Realiza un programa Java que cree tres niveles de directorios en el directorio base que se pase por línea de comandos. En el último nivel crea el fichero ‘MiFichero.txt’.</text:span></text:p>
      <text:p text:style-name="P5"><text:span text:style-name="T1">Ejemplo: Con el directorio base ‘Documentos’, el resultado será:</text:span></text:p>
      <text:p text:style-name="P6"><text:span text:style-name="T1">Documentos -&gt; PrimerDirectorio -&gt; SegundoDirectorio -&gt; TercerDirectorio -&gt; MiFichero.txt</text:span></text:p>
      <text:p text:style-name="P12"/>
      <text:p text:style-name="P13">Se deja el código en GitHub para poder visualizarlo mejor:</text:p>
      <text:p text:style-name="P13"><text:a xlink:type="simple" xlink:href="https://github.com/X3M4/acceso_a_datos_p1-5/blob/main/practica_2/src/main/java/tema1/p2/Main.java" text:style-name="Internet_20_link" text:visited-style-name="Visited_20_Internet_20_Link">https://github.com/X3M4/acceso_a_datos_p1-5/blob/main/practica_2/src/main/java/tema1/p2/Main.java</text:a></text:p>
      <text:p text:style-name="P12"><draw:frame text:anchor-type="paragraph" draw:z-index="0" draw:name="Marco de texto 1" draw:style-name="gr1" draw:text-style-name="P15" svg:width="16.613cm" svg:height="20.693cm" svg:x="0.09cm" svg:y="0.325cm"><draw:text-box><text:p><text:span text:style-name="T4">package tema1.p2;</text:span></text:p><text:p><text:span text:style-name="T4"/></text:p><text:p><text:span text:style-name="T4">import java.io.File;</text:span></text:p><text:p><text:span text:style-name="T4">import java.util.Scanner;</text:span></text:p><text:p><text:span text:style-name="T4"/></text:p><text:p><text:span text:style-name="T4">public class Main {</text:span></text:p><text:p><text:span text:style-name="T4"><text:s text:c="4"/></text:span><text:span text:style-name="T4">public static void main(String[] args) {</text:span></text:p><text:p><text:span text:style-name="T4"><text:s text:c="8"/></text:span><text:span text:style-name="T4">// CREACIÓN DE OBJETOS Y VARIABLES NECESARIOS</text:span></text:p><text:p><text:span text:style-name="T4"><text:s text:c="8"/></text:span><text:span text:style-name="T4">String ruta;</text:span></text:p><text:p><text:span text:style-name="T4"><text:s text:c="8"/></text:span><text:span text:style-name="T4">File archivo;</text:span></text:p><text:p><text:span text:style-name="T4"><text:s text:c="8"/></text:span><text:span text:style-name="T4">final String estructura;</text:span></text:p><text:p><text:span text:style-name="T4"><text:s text:c="8"/></text:span><text:span text:style-name="T4">Scanner sc = new Scanner(System.in);</text:span></text:p><text:p><text:span text:style-name="T4"/></text:p><text:p><text:span text:style-name="T4"><text:s text:c="8"/></text:span><text:span text:style-name="T4">// INICIO DE LA INTERACCIÓN CON EL USUARIO</text:span></text:p><text:p><text:span text:style-name="T4"><text:s text:c="8"/></text:span><text:span text:style-name="T4">System.out.println("Escribe la ruta al directorio");</text:span></text:p><text:p><text:span text:style-name="T4"><text:s text:c="8"/></text:span><text:span text:style-name="T4">estructura = "/PrimerDirectorio/SegundoDirectorio/TercerDirectorio";</text:span></text:p><text:p><text:span text:style-name="T4"><text:s text:c="8"/></text:span><text:span text:style-name="T4">ruta = sc.nextLine() + estructura;</text:span></text:p><text:p><text:span text:style-name="T4"><text:s text:c="8"/></text:span><text:span text:style-name="T4">archivo = new File(ruta);</text:span></text:p><text:p><text:span text:style-name="T4"><text:s text:c="8"/></text:span><text:span text:style-name="T4">sc.close();</text:span></text:p><text:p><text:span text:style-name="T4"><text:s text:c="8"/></text:span><text:span text:style-name="T4">creaEstructura(archivo, ruta);</text:span></text:p><text:p><text:span text:style-name="T4"/></text:p><text:p><text:span text:style-name="T4"><text:s text:c="8"/></text:span><text:span text:style-name="T4">// LLAMO A creaEstructura PARA CREAR LOS 3 NIVELES DE DIRECTORIOS</text:span></text:p><text:p><text:span text:style-name="T4"><text:s text:c="4"/></text:span><text:span text:style-name="T4">}</text:span></text:p><text:p><text:span text:style-name="T4"><text:s text:c="4"/></text:span><text:span text:style-name="T4">public static void creaEstructura(File archivo, String ruta) {</text:span></text:p><text:p><text:span text:style-name="T4"/></text:p><text:p><text:span text:style-name="T4"><text:s text:c="8"/></text:span><text:span text:style-name="T4">ruta = ruta + "/MiFichero.txt";</text:span></text:p><text:p><text:span text:style-name="T4"><text:s text:c="8"/></text:span><text:span text:style-name="T4">if (archivo.mkdirs()) {</text:span></text:p><text:p><text:span text:style-name="T4"><text:s text:c="12"/></text:span><text:span text:style-name="T4">System.out.println("Estructura creada correctamente ");</text:span></text:p><text:p><text:span text:style-name="T4"><text:s text:c="12"/></text:span><text:span text:style-name="T4">creaArchivo(ruta);</text:span></text:p><text:p><text:span text:style-name="T4"><text:s text:c="8"/></text:span><text:span text:style-name="T4">} else {</text:span></text:p><text:p><text:span text:style-name="T4"><text:s text:c="12"/></text:span><text:span text:style-name="T4">try {</text:span></text:p><text:p><text:span text:style-name="T4"><text:s text:c="16"/></text:span><text:span text:style-name="T4">creaArchivo(ruta);</text:span></text:p><text:p><text:span text:style-name="T4"><text:s text:c="12"/></text:span><text:span text:style-name="T4">} catch (Exception e) {</text:span></text:p><text:p><text:span text:style-name="T4"><text:s text:c="16"/></text:span><text:span text:style-name="T4">System.out.println("El archivo ya existe o no puede ser creado");</text:span></text:p><text:p><text:span text:style-name="T4"><text:s text:c="12"/></text:span><text:span text:style-name="T4">}</text:span></text:p><text:p><text:span text:style-name="T4"><text:s text:c="8"/></text:span><text:span text:style-name="T4">}</text:span></text:p><text:p><text:span text:style-name="T4"><text:s text:c="4"/></text:span><text:span text:style-name="T4">}</text:span></text:p><text:p><text:span text:style-name="T4"/></text:p><text:p><text:span text:style-name="T4"><text:s text:c="4"/></text:span><text:span text:style-name="T4">// creaArchivo PARA CREAR EL ARCHIVO</text:span></text:p><text:p><text:span text:style-name="T4"><text:s text:c="4"/></text:span><text:span text:style-name="T4">public static void creaArchivo(String ruta) {</text:span></text:p><text:p><text:span text:style-name="T4"/></text:p><text:p><text:span text:style-name="T4"><text:s text:c="8"/></text:span><text:span text:style-name="T4">File nuevo = new File(ruta);</text:span></text:p><text:p><text:span text:style-name="T4"/></text:p><text:p><text:span text:style-name="T4"><text:s text:c="8"/></text:span><text:span text:style-name="T4">try {</text:span></text:p><text:p><text:span text:style-name="T4"><text:s text:c="12"/></text:span><text:span text:style-name="T4">nuevo.createNewFile();</text:span></text:p><text:p><text:span text:style-name="T4"><text:s text:c="12"/></text:span><text:span text:style-name="T4">System.out.println("Archivo creado correctamente");</text:span></text:p><text:p><text:span text:style-name="T4"><text:s text:c="8"/></text:span><text:span text:style-name="T4">} catch (Exception e) {</text:span></text:p><text:p><text:span text:style-name="T4"><text:s text:c="12"/></text:span><text:span text:style-name="T4">System.out.println("Error al cargar el fichero");</text:span></text:p><text:p><text:span text:style-name="T4"><text:s text:c="8"/></text:span><text:span text:style-name="T4">}</text:span></text:p><text:p><text:span text:style-name="T4"><text:s text:c="4"/></text:span><text:span text:style-name="T4">}</text:span></text:p><text:p><text:span text:style-name="T4">}</text:span></text:p></draw:text-box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b96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áctica <text:span text:style-name="MT1">2</text:span>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19:50.346338458</meta:creation-date>
    <dc:date>2023-09-23T08:48:56.339276613</dc:date>
    <meta:editing-duration>PT29M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12" meta:word-count="80" meta:character-count="587" meta:non-whitespace-character-count="517"/>
  </office:meta>
</office:document-meta>
</file>